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s principales :</text:p>
      <text:p text:style-name="Standard"/>
      <text:p text:style-name="Standard">- Afficher un accueil avec la description de l'application <text:s/></text:p>
      <text:p text:style-name="Standard"/>
      <text:p text:style-name="Standard">- Afficher la liste des utilisateurs</text:p>
      <text:p text:style-name="Standard">- Lire un utilisateur avec ses données ses compétences et ses projets </text:p>
      <text:p text:style-name="Standard">- Ajouter une compétence à un utilisateur</text:p>
      <text:p text:style-name="Standard"/>
      <text:p text:style-name="Standard">- Afficher la liste des projets</text:p>
      <text:p text:style-name="Standard">- Lire un projet avec ses données et les utilisateurs associés</text:p>
      <text:p text:style-name="Standard">- Ajouter un projet</text:p>
      <text:p text:style-name="Standard"/>
      <text:p text:style-name="Standard">- Afficher la liste des compétences</text:p>
      <text:p text:style-name="Standard"/>
      <text:p text:style-name="Standard"/>
      <text:p text:style-name="P1">Fonctionnalités ++ :</text:p>
      <text:p text:style-name="Standard"/>
      <text:p text:style-name="Standard">- Ajouter une invitation dans la page du projet pour inviter des utilisateurs</text:p>
      <text:p text:style-name="Standard">- Gérer l'organisation de la vue </text:p>
      <text:p text:style-name="Standard"><text:tab/><text:tab/>- 1 modèle pour l'ensemble des pages</text:p>
      <text:p text:style-name="Standard"><text:tab/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10:42</meta:creation-date>
    <dc:date>2013-09-04T12:15:26</dc:date>
    <meta:editing-duration>PT2M5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5" meta:word-count="93" meta:character-count="555" meta:non-whitespace-character-count="465"/>
  </office:meta>
</office:document-meta>
</file>